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 A LOS SISTEMAS DE RECOMENDACIÓN</text:p>
      <text:p text:style-name="Standard"/>
      <text:p text:style-name="P2">Notas, Semana 1:</text:p>
      <text:p text:style-name="Standard"/>
      <text:list xml:id="list1274334679423337299" text:style-name="L1">
        <text:list-item>
          <text:p text:style-name="P3">Los sistemas de recomendación ayudan a la gente a encontrar cosas cuando el proceso de encontrar la información que necesitan para tomar decisiones es desafiante (muchas opciones,...),</text:p>
        </text:list-item>
        <text:list-item>
          <text:p text:style-name="P3">Enfoque común: TFIDF</text:p>
        </text:list-item>
        <text:list-item>
          <text:p text:style-name="P3">El filtrado colaborativ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 Camilo Hidalgo Garcia</meta:initial-creator>
    <meta:creation-date>2022-04-05T22:19:43.63</meta:creation-date>
    <meta:generator>OpenOffice/4.1.11$Win32 OpenOffice.org_project/4111m1$Build-9808</meta:generator>
    <meta:document-statistic meta:table-count="0" meta:image-count="0" meta:object-count="0" meta:page-count="1" meta:paragraph-count="5" meta:word-count="45" meta:character-count="291"/>
    <dc:date>2022-04-05T22:29:14.72</dc:date>
    <dc:creator>Cristian Camilo Hidalgo Garcia</dc:creator>
    <meta:editing-duration>PT9M32S</meta:editing-duration>
    <meta:editing-cycles>1</meta:editing-cycles>
  </office:meta>
</office:document-meta>
</file>